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666666" fo:font-size="13pt" fo:font-style="italic" officeooo:rsid="001cf6a2" officeooo:paragraph-rsid="001cf6a2" style:font-size-asian="13pt" style:font-style-asian="italic" style:font-size-complex="13pt" style:font-style-complex="italic"/>
    </style:style>
    <style:style style:name="P2" style:family="paragraph" style:parent-style-name="Standard">
      <style:text-properties fo:font-size="13pt" officeooo:rsid="001cf6a2" officeooo:paragraph-rsid="001cf6a2" style:font-size-asian="13pt" style:font-size-complex="13pt"/>
    </style:style>
    <style:style style:name="P3" style:family="paragraph" style:parent-style-name="Standard">
      <style:text-properties fo:font-size="13pt" officeooo:rsid="001cf6a2" officeooo:paragraph-rsid="001d1310" style:font-size-asian="13pt" style:font-size-complex="13pt"/>
    </style:style>
    <style:style style:name="P4" style:family="paragraph" style:parent-style-name="Standard" style:list-style-name="L2">
      <style:text-properties fo:font-size="13pt" officeooo:paragraph-rsid="001cf6a2" style:font-size-asian="13pt" style:font-size-complex="13pt"/>
    </style:style>
    <style:style style:name="P5" style:family="paragraph" style:parent-style-name="Standard">
      <style:text-properties fo:font-size="13pt" officeooo:rsid="001d1310" officeooo:paragraph-rsid="001d1310" style:font-size-asian="13pt" style:font-size-complex="13pt"/>
    </style:style>
    <style:style style:name="P6" style:family="paragraph" style:parent-style-name="Standard" style:list-style-name="L3">
      <style:text-properties fo:font-size="13pt" officeooo:rsid="001d1310" officeooo:paragraph-rsid="001d1310" style:font-size-asian="13pt" style:font-size-complex="13pt"/>
    </style:style>
    <style:style style:name="P7" style:family="paragraph" style:parent-style-name="Standard" style:list-style-name="L4">
      <style:text-properties fo:font-size="13pt" officeooo:rsid="001d1310" officeooo:paragraph-rsid="001d1310" style:font-size-asian="13pt" style:font-size-complex="13pt"/>
    </style:style>
    <style:style style:name="P8" style:family="paragraph" style:parent-style-name="Standard" style:list-style-name="L5">
      <style:text-properties fo:font-size="13pt" officeooo:rsid="001d1310" officeooo:paragraph-rsid="001d1310" style:font-size-asian="13pt" style:font-size-complex="13pt"/>
    </style:style>
    <style:style style:name="P9" style:family="paragraph" style:parent-style-name="Standard" style:list-style-name="L6">
      <style:text-properties fo:font-size="13pt" officeooo:rsid="001d1310" officeooo:paragraph-rsid="001d1310" style:font-size-asian="13pt" style:font-size-complex="13pt"/>
    </style:style>
    <style:style style:name="P10" style:family="paragraph" style:parent-style-name="Standard">
      <style:text-properties fo:font-size="13pt" style:text-underline-style="solid" style:text-underline-width="auto" style:text-underline-color="font-color" fo:font-weight="bold" officeooo:rsid="001d1310" officeooo:paragraph-rsid="001d1310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style:text-underline-style="none" fo:font-weight="normal" officeooo:rsid="001de466" officeooo:paragraph-rsid="001de466" style:font-size-asian="13pt" style:font-weight-asian="normal" style:font-size-complex="13pt" style:font-weight-complex="normal"/>
    </style:style>
    <style:style style:name="P12" style:family="paragraph" style:parent-style-name="Standard" style:list-style-name="L7">
      <style:text-properties officeooo:paragraph-rsid="001d1310"/>
    </style:style>
    <style:style style:name="P13" style:family="paragraph" style:parent-style-name="Header">
      <style:text-properties officeooo:rsid="001cf6a2" officeooo:paragraph-rsid="001cf6a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666666"/>
    </style:style>
    <style:style style:name="T3" style:family="text">
      <style:text-properties fo:color="#666666" fo:font-style="italic" style:font-style-asian="italic" style:font-style-complex="italic"/>
    </style:style>
    <style:style style:name="T4" style:family="text">
      <style:text-properties fo:color="#666666" fo:font-style="normal" style:font-style-asian="normal" style:font-style-complex="normal"/>
    </style:style>
    <style:style style:name="T5" style:family="text">
      <style:text-properties officeooo:rsid="001cf6a2"/>
    </style:style>
    <style:style style:name="T6" style:family="text">
      <style:text-properties fo:color="#000000" fo:font-size="12pt" fo:font-style="italic" fo:font-weight="normal" officeooo:rsid="001cf6a2" style:font-size-asian="10.5pt" style:font-style-asian="italic" style:font-weight-asian="normal" style:font-size-complex="12pt" style:font-style-complex="italic" style:font-weight-complex="normal"/>
    </style:style>
    <style:style style:name="T7" style:family="text">
      <style:text-properties fo:color="#000000" fo:font-style="normal" style:font-style-asian="normal" style:font-style-complex="normal"/>
    </style:style>
    <style:style style:name="T8" style:family="text">
      <style:text-properties fo:color="#000000" fo:font-style="normal" officeooo:rsid="001d1310" style:font-style-asian="normal" style:font-style-complex="normal"/>
    </style:style>
    <style:style style:name="T9" style:family="text">
      <style:text-properties fo:color="#000000" fo:font-style="italic" fo:font-weight="normal" officeooo:rsid="001cf6a2" style:font-style-asian="italic" style:font-weight-asian="normal" style:font-style-complex="italic" style:font-weight-complex="normal"/>
    </style:style>
    <style:style style:name="T10" style:family="text">
      <style:text-properties fo:font-size="12pt" officeooo:rsid="001cf6a2" style:font-size-asian="10.5pt" style:font-size-complex="12pt"/>
    </style:style>
    <style:style style:name="T11" style:family="text">
      <style:text-properties fo:font-size="12pt" officeooo:rsid="001d1310" style:font-size-asian="10.5pt" style:font-size-complex="12pt"/>
    </style:style>
    <style:style style:name="T12" style:family="text">
      <style:text-properties fo:font-size="12pt" fo:font-weight="normal" officeooo:rsid="001de466" style:font-size-asian="12pt" style:font-weight-asian="normal" style:font-size-complex="12pt" style:font-weight-complex="normal"/>
    </style:style>
    <style:style style:name="T13" style:family="text">
      <style:text-properties officeooo:rsid="001d1310"/>
    </style:style>
    <style:style style:name="T14" style:family="text">
      <style:text-properties fo:font-size="13pt" officeooo:rsid="001d1310" style:font-size-asian="13pt" style:font-size-complex="13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b2b2b2"/>
    </style:style>
    <style:style style:name="T18" style:family="text">
      <style:text-properties officeooo:rsid="001de466"/>
    </style:style>
    <style:style style:name="T19" style:family="text">
      <style:text-properties fo:font-weight="normal" officeooo:rsid="001de46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0">PART 1 </text:p>
      <text:list xml:id="list2307872961358859479" text:style-name="L2">
        <text:list-item>
          <text:p text:style-name="P4"><text:span text:style-name="T5">Executable for everyone and <text:s/>super user (interpretation 1)</text:span></text:p>
        </text:list-item>
      </text:list>
      <text:p text:style-name="P2"><text:span text:style-name="T3">sebastian@sebastian-X550CA:~$ </text:span>chmod 101 script02</text:p>
      <text:p text:style-name="P2"><text:span text:style-name="T3">sebastian@sebastian-X550CA:~$ </text:span>ls -l script02 </text:p>
      <text:p text:style-name="P2">---x-----x 1 sebastian sebastian 339 Jun <text:s/>4 18:51 script02</text:p>
      <text:p text:style-name="P2"/>
      <text:list xml:id="list9067651773323204243" text:style-name="L7">
        <text:list-item>
          <text:p text:style-name="P12"><text:span text:style-name="T14">Executable for everyone and super user (interpretation 2)</text:span></text:p>
        </text:list-item>
      </text:list>
      <text:p text:style-name="P3"><text:span text:style-name="T3">sebastian@sebastian-X550CA:~$ <text:s/></text:span><text:span text:style-name="T7">chmod 1</text:span><text:span text:style-name="T8">1</text:span><text:span text:style-name="T7">1 script02</text:span></text:p>
      <text:p text:style-name="P3"><text:span text:style-name="T3">sebastian@sebastian-X550CA:~$ </text:span><text:span text:style-name="T7">ls -l script02 </text:span></text:p>
      <text:p text:style-name="P5"><text:span text:style-name="T7">---x--x--x 1 sebastian sebastian 339 Jun <text:s/>4 18:51 script02</text:span></text:p>
      <text:p text:style-name="P2"/>
      <text:list xml:id="list4284863213392795312" text:style-name="L3">
        <text:list-item>
          <text:p text:style-name="P6">Readable for everyone only (interpretation 1)</text:p>
        </text:list-item>
      </text:list>
      <text:p text:style-name="P2"><text:span text:style-name="T3">sebastian@sebastian-X550CA:~$ </text:span>chmod 444 script02 </text:p>
      <text:p text:style-name="P2"><text:span text:style-name="T3">sebastian@sebastian-X550CA:~$ </text:span>ls -l script02 </text:p>
      <text:p text:style-name="P2">-r--r--r-- 1 sebastian sebastian 339 Jun <text:s/>4 18:51 script02</text:p>
      <text:p text:style-name="P2"/>
      <text:list xml:id="list6771794060189901272" text:style-name="L4">
        <text:list-item>
          <text:p text:style-name="P7">Readable for everyone only (interpretation 2)</text:p>
        </text:list-item>
      </text:list>
      <text:p text:style-name="P3"><text:span text:style-name="T3">sebastian@sebastian-X550CA:~$ </text:span>chmod 004 script02 </text:p>
      <text:p text:style-name="P3"><text:span text:style-name="T3">sebastian@sebastian-X550CA:~$</text:span> ls -l script02 </text:p>
      <text:p text:style-name="P3">-------r-- 1 sebastian sebastian 339 Jun <text:s/>4 18:51 script02</text:p>
      <text:p text:style-name="P3"/>
      <text:list xml:id="list222662412329144481" text:style-name="L5">
        <text:list-item>
          <text:p text:style-name="P8">Writable for everyone and super user (interpretation 1)</text:p>
        </text:list-item>
      </text:list>
      <text:p text:style-name="P2"><text:span text:style-name="T3">sebastian@sebastian-X550CA:~$ </text:span>chmod 222 script02 </text:p>
      <text:p text:style-name="P2"><text:span text:style-name="T3">sebastian@sebastian-X550CA:~$</text:span> ls -l script02 </text:p>
      <text:p text:style-name="P2">--w--w--w- 1 sebastian sebastian 339 Jun <text:s/>4 18:51 script02</text:p>
      <text:p text:style-name="P2"/>
      <text:list xml:id="list2705892642768006064" text:style-name="L6">
        <text:list-item>
          <text:p text:style-name="P9">Writable for everyone and super user (interpretation 2)</text:p>
        </text:list-item>
      </text:list>
      <text:p text:style-name="P2"><text:span text:style-name="T3">sebastian@sebastian-X550CA:~$ </text:span>chmod 202 script02 </text:p>
      <text:p text:style-name="P2"><text:span text:style-name="T3">sebastian@sebastian-X550CA:~$ </text:span>ls -l script02 </text:p>
      <text:p text:style-name="P2">--w-----w- 1 sebastian sebastian 339 Jun <text:s/>4 18:51 script0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0"><text:soft-page-break/>PART 2 <text:span text:style-name="T18">(</text:span><text:span text:style-name="T12">edited script02 with emacs</text:span><text:span text:style-name="T18">)</text:span></text:p>
      <text:p text:style-name="P11"/>
      <text:p text:style-name="P11"><text:span text:style-name="T2">sebastian@sebastian-X550CA:~$ </text:span>cat script02 </text:p>
      <text:p text:style-name="P11">now=`date`</text:p>
      <text:p text:style-name="P11">me=`whoami`</text:p>
      <text:p text:style-name="P11">calendar=`cal`</text:p>
      <text:p text:style-name="P11">`&gt; output.txt`</text:p>
      <text:p text:style-name="P11">`head -5 contacts.txt &gt;&gt; output.txt`</text:p>
      <text:p text:style-name="P11">`tail -n 4 numbers.txt &gt;&gt; output.txt`</text:p>
      <text:p text:style-name="P11">echo "This file was created by $me at $now ." &gt;&gt; output.txt</text:p>
      <text:p text:style-name="P11">echo "Here is the current calendar for June 2018" &gt;&gt; output.txt</text:p>
      <text:p text:style-name="P11">`cal &gt;&gt; output.txt`</text:p>
      <text:p text:style-name="P11">echo "All processes completed, use cat output.txt to view results"</text:p>
      <text:p text:style-name="P11"/>
      <text:p text:style-name="P11"><text:span text:style-name="T3">sebastian@sebastian-X550CA:~$ </text:span>ls</text:p>
      <text:p text:style-name="P11">contacts.txt <text:s/>numbers.txt <text:s/>script02</text:p>
      <text:p text:style-name="P11"><text:span text:style-name="T3">sebastian@sebastian-X550CA:~$ </text:span>./script02 </text:p>
      <text:p text:style-name="P11">All processes completed, use cat output.txt to view results</text:p>
      <text:p text:style-name="P11"><text:span text:style-name="T3">sebastian@sebastian-X550CA:~$ </text:span>cat output.txt </text:p>
      <text:p text:style-name="P11">22</text:p>
      <text:p text:style-name="P11">BennyStonebraker,413,365</text:p>
      <text:p text:style-name="P11">RL32nd,300,143</text:p>
      <text:p text:style-name="P11">JoyaLen4,220,100</text:p>
      <text:p text:style-name="P11">LoKoth654,69,237</text:p>
      <text:p text:style-name="P11">5</text:p>
      <text:p text:style-name="P11">8</text:p>
      <text:p text:style-name="P11">6</text:p>
      <text:p text:style-name="P11">This file was created by sebastian at Tue Jun <text:s/>5 10:29:43 MDT 2018 .</text:p>
      <text:p text:style-name="P11">Here is the current calendar for June 2018</text:p>
      <text:p text:style-name="P11"><text:s text:c="5"/>June 2018 <text:s text:c="7"/></text:p>
      <text:p text:style-name="P11">Su Mo Tu We Th Fr Sa <text:s/></text:p>
      <text:p text:style-name="P11"><text:s text:c="16"/>1 <text:s/>2 <text:s/></text:p>
      <text:p text:style-name="P11"><text:s/>3 <text:s/>4 <text:s/>5 <text:s/>6 <text:s/>7 <text:s/>8 <text:s/>9 <text:s/></text:p>
      <text:p text:style-name="P11">10 11 12 13 14 15 16 <text:s/></text:p>
      <text:p text:style-name="P11">17 18 19 20 21 22 23 <text:s/></text:p>
      <text:p text:style-name="P11">24 25 26 27 28 29 30 <text:s/></text:p>
      <text:p text:style-name="P11"><text:s text:c="22"/></text:p>
      <text:p text:style-name="P11"><text:span text:style-name="T3">sebastian@sebastian-X550CA:~$</text:span> ls</text:p>
      <text:p text:style-name="P11">contacts.txt <text:s/>numbers.txt <text:s/>output.txt <text:s/>script02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f6a2" officeooo:paragraph-rsid="001cf6a2"/>
    </style:style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LAB 1 – Sebastian Gonzalez</text:span><text:tab/><text:tab/>6/5/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0:05:05.237842141</meta:creation-date>
    <dc:date>2018-06-05T10:36:33.462568460</dc:date>
    <meta:editing-duration>PT26S</meta:editing-duration>
    <meta:editing-cycles>1</meta:editing-cycles>
    <meta:document-statistic meta:table-count="0" meta:image-count="0" meta:object-count="0" meta:page-count="2" meta:paragraph-count="63" meta:word-count="327" meta:character-count="2334" meta:non-whitespace-character-count="1987"/>
    <meta:generator>LibreOffice/5.1.6.2$Linux_X86_64 LibreOffice_project/10m0$Build-2</meta:generator>
  </office:meta>
</office:document-meta>
</file>